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Επικεφαλίδα1" style:master-page-name="MP0" style:family="paragraph">
      <style:paragraph-properties fo:break-before="page" fo:text-align="center" fo:margin-top="0.2777in" fo:margin-bottom="0.0833in" fo:line-height="115%" style:page-number="1"/>
      <style:text-properties style:font-name="Arial" style:font-name-asian="Arial" style:font-name-complex="Arial" fo:color="#000000" fo:font-size="20pt" style:font-size-asian="20pt" style:font-size-complex="20pt"/>
    </style:style>
    <style:style style:name="P2" style:parent-style-name="Επικεφαλίδα1" style:family="paragraph">
      <style:paragraph-properties fo:border="0in solid #FFFFFF" fo:padding="0.4305in" style:shadow="#000000 0in 0in" fo:text-align="center" fo:margin-top="0.2777in" fo:margin-bottom="0.0833in" fo:line-height="115%"/>
      <style:text-properties style:font-name="Arial" style:font-name-asian="Arial" style:font-name-complex="Arial" fo:color="#000000" fo:font-size="20pt" style:font-size-asian="20pt" style:font-size-complex="20pt"/>
    </style:style>
    <style:style style:name="T3" style:parent-style-name="Προεπιλεγμένηγραμματοσειρά" style:family="text">
      <style:text-properties fo:color="#1155CC" style:text-underline-type="single" style:text-underline-style="solid" style:text-underline-width="auto" style:text-underline-mode="continuous"/>
    </style:style>
    <style:style style:name="P4" style:parent-style-name="Βασικό" style:family="paragraph">
      <style:paragraph-properties fo:margin-bottom="0in"/>
    </style:style>
    <style:style style:name="P5" style:parent-style-name="Βασικό" style:family="paragraph">
      <style:paragraph-properties fo:margin-bottom="0in"/>
    </style:style>
    <style:style style:name="P6" style:parent-style-name="Βασικό" style:family="paragraph"/>
    <style:style style:name="P7" style:parent-style-name="Βασικό" style:family="paragraph">
      <style:paragraph-properties fo:text-indent="0.5in"/>
    </style:style>
  </office:automatic-styles>
  <office:body>
    <office:text text:use-soft-page-breaks="true">
      <text:h text:style-name="P1" text:outline-level="1"><text:bookmark-start text:name="_heading=h.wdhth75lrtnf"/><text:bookmark-end text:name="_heading=h.wdhth75lrtnf"/>Φύλλο Εργασίας 11</text:h>
      <text:h text:style-name="P2" text:outline-level="1"><text:bookmark-start text:name="_heading=h.rrp7lf4l5mt9"/><text:bookmark-end text:name="_heading=h.rrp7lf4l5mt9"/>Εισαγωγή στο ThingSpeak</text:h>
      <text:p text:style-name="Βασικό">Πηγές:<text:s/></text:p>
      <text:p text:style-name="Βασικό"><text:a xlink:href="https://www.mathworks.com/help/thingspeak/getting-started-with-thingspeak.html" office:target-frame-name="_top" xlink:show="replace"><text:span text:style-name="T3">https://www.mathworks.com/help/thingspeak/getting-started-with-thingspeak.html</text:span></text:a></text:p>
      <text:p text:style-name="Βασικό"/>
      <text:p text:style-name="Βασικό">Το ThingSpeak είναι μια πλατφόρμα στο διαδίκτυο όπου μπορούμε να στείλουμε δεδομένα που αποθηκεύονται στο νέφος (cloud), αναπτύσσοντας έτσι εφαρμογές Internet of Things.</text:p>
      <text:p text:style-name="Βασικό">Αρχικά, κάνουμε λογαριασμό στο Thingspeak.com.<text:s/></text:p>
      <text:p text:style-name="Βασικό">Κατόπιν:</text:p>
      <text:list text:style-name="LFO1" text:continue-numbering="true">
        <text:list-item>
          <text:p text:style-name="P4">Μπαίνουμε στο λογαριασμό μας<text:s/>στο Thingspeak.com και δημιουργούμε ένα νέο κανάλι (New Channel)</text:p>
        </text:list-item>
        <text:list-item>
          <text:p text:style-name="P5">Δίνουμε ένα όνομα στο κανάλι<text:s/></text:p>
        </text:list-item>
        <text:list-item>
          <text:p text:style-name="P6">Τσεκάρουμε <text:s/>και τα 8 πεδία και τα ονομάζουμε Person1, Person2 κοκ</text:p>
        </text:list-item>
      </text:list>
      <text:p text:style-name="Βασικό"/>
      <text:p text:style-name="Βασικό">Για να γράψουμε δεδομένα στο κανάλι, χρησιμοποιούμε το REST API ως εξής:</text:p>
      <text:p text:style-name="Βασικό">Σε έναν browser γράφουμε στη γραμμή διεύθυνσης:</text:p>
      <text:p text:style-name="P7">https://api.thingspeak.com/update.json?api_key=&lt;write_api_key&gt;&amp;field1=123</text:p>
      <text:p text:style-name="Βασικό">όπου αντικαθιστούμε το &lt;write_api_key&gt; με τον κωδικό που βρίσκουμε στην καρτέλα “API Keys” του καναλιού μας, και συμπληρώνουμε τα πεδία και τις τιμές που θέλουμε να αποθηκεύσουμε.</text:p>
      <text:p text:style-name="Βασικό">Ελέγχουμε τις τιμές στην καρτέλα “Private View” του καναλιού μας.</text:p>
      <text:p text:style-name="Βασικό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l" style:country-asian="GR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Τίτλος" style:display-name="Τίτλος" style:family="paragraph" style:parent-style-name="Βασικό" style:next-style-name="Βασικό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Υπερ-σύνδεση" style:display-name="Υπερ-σύνδεση" style:family="text" style:parent-style-name="Προεπιλεγμένηγραμματοσειρά">
      <style:text-properties fo:color="#0563C1" style:text-underline-type="single" style:text-underline-style="solid" style:text-underline-width="auto" style:text-underline-mode="continuous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style:style style:name="Επικεφαλίδα1Char" style:display-name="Επικεφαλίδα 1 Char" style:family="text" style:parent-style-name="Προεπιλεγμένηγραμματοσειρά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Υπότιτλος" style:display-name="Υπότιτλος" style:family="paragraph" style:parent-style-name="Βασικό" style:next-style-name="Βασικό">
      <style:paragraph-properties fo:keep-with-next="always" fo:keep-together="always" fo:border="0in solid #FFFFFF" fo:padding="0.4305in" style:shadow="#000000 0in 0in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25-05-11T18:24:00Z</meta:creation-date>
    <dc:date>2025-05-11T18:24:00Z</dc:date>
    <meta:template xlink:href="Normal.dotm" xlink:type="simple"/>
    <meta:editing-cycles>2</meta:editing-cycles>
    <meta:editing-duration>PT0S</meta:editing-duration>
    <meta:document-statistic meta:page-count="1" meta:paragraph-count="2" meta:word-count="170" meta:character-count="1086" meta:row-count="7" meta:non-whitespace-character-count="918"/>
  </office:meta>
</office:document-meta>
</file>